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7-0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4-02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1-0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10-0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7-02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1-10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4608" calcext:value-type="float">
            <text:p>39.1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5192" calcext:value-type="float">
            <text:p>39.2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7112" calcext:value-type="float">
            <text:p>39.3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0-0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7112" calcext:value-type="float">
            <text:p>39.3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7-0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4-0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1-0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0432" calcext:value-type="float">
            <text:p>39.2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0-0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1976" calcext:value-type="float">
            <text:p>39.4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8824" calcext:value-type="float">
            <text:p>39.3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7-14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4608" calcext:value-type="float">
            <text:p>39.1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7112" calcext:value-type="float">
            <text:p>39.3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7112" calcext:value-type="float">
            <text:p>39.3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8824" calcext:value-type="float">
            <text:p>39.3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4-0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328" calcext:value-type="float">
            <text:p>39.2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5192" calcext:value-type="float">
            <text:p>39.2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5192" calcext:value-type="float">
            <text:p>39.2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7112" calcext:value-type="float">
            <text:p>39.3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8824" calcext:value-type="float">
            <text:p>39.3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1-0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1976" calcext:value-type="float">
            <text:p>39.4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0-0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7-0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624" calcext:value-type="float">
            <text:p>39.6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4-0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768" calcext:value-type="float">
            <text:p>39.6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3-1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476" calcext:value-type="float">
            <text:p>39.87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23744516129" calcext:value-type="float">
            <text:p>39.8423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93089032258" calcext:value-type="float">
            <text:p>39.9693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03616" calcext:value-type="float">
            <text:p>40.18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6836129032" calcext:value-type="float">
            <text:p>40.39868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548" calcext:value-type="float">
            <text:p>40.70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31651612903" calcext:value-type="float">
            <text:p>40.933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0454" calcext:value-type="float">
            <text:p>40.970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46384" calcext:value-type="float">
            <text:p>40.4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4446451613" calcext:value-type="float">
            <text:p>40.4654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5552" calcext:value-type="float">
            <text:p>40.53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08521290323" calcext:value-type="float">
            <text:p>40.6408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17470344828" calcext:value-type="float">
            <text:p>40.621747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5176774194" calcext:value-type="float">
            <text:p>40.7425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48771612903" calcext:value-type="float">
            <text:p>40.9148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71264" calcext:value-type="float">
            <text:p>41.06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881248" calcext:value-type="float">
            <text:p>41.308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172" calcext:value-type="float">
            <text:p>41.63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75542857143" calcext:value-type="float">
            <text:p>40.8475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51696774194" calcext:value-type="float">
            <text:p>40.6251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3232" calcext:value-type="float">
            <text:p>40.58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6412903226" calcext:value-type="float">
            <text:p>40.465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3888" calcext:value-type="float">
            <text:p>40.55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99731612903" calcext:value-type="float">
            <text:p>40.53997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2542" calcext:value-type="float">
            <text:p>40.912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52704516129" calcext:value-type="float">
            <text:p>40.9152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18810322581" calcext:value-type="float">
            <text:p>41.03188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9836" calcext:value-type="float">
            <text:p>41.3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20390967742" calcext:value-type="float">
            <text:p>41.6820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2324" calcext:value-type="float">
            <text:p>41.96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7692903226" calcext:value-type="float">
            <text:p>42.2517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1736774194" calcext:value-type="float">
            <text:p>42.18117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88488" calcext:value-type="float">
            <text:p>42.19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3429677419" calcext:value-type="float">
            <text:p>41.5323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78192" calcext:value-type="float">
            <text:p>41.3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79643870968" calcext:value-type="float">
            <text:p>41.7479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3214285714" calcext:value-type="float">
            <text:p>42.14132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55952258065" calcext:value-type="float">
            <text:p>42.23559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9956129032" calcext:value-type="float">
            <text:p>42.1329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79568" calcext:value-type="float">
            <text:p>42.42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2292" calcext:value-type="float">
            <text:p>42.7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4814285714" calcext:value-type="float">
            <text:p>42.65948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77027096774" calcext:value-type="float">
            <text:p>42.67770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72864516129" calcext:value-type="float">
            <text:p>42.567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80784" calcext:value-type="float">
            <text:p>42.58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21272258064" calcext:value-type="float">
            <text:p>42.68212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4512" calcext:value-type="float">
            <text:p>42.75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79408" calcext:value-type="float">
            <text:p>42.8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5598" calcext:value-type="float">
            <text:p>43.265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23671428571" calcext:value-type="float">
            <text:p>43.43236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93264516129" calcext:value-type="float">
            <text:p>43.649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67928" calcext:value-type="float">
            <text:p>44.03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1495483871" calcext:value-type="float">
            <text:p>43.9791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13092" calcext:value-type="float">
            <text:p>43.901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35130322581" calcext:value-type="float">
            <text:p>44.1835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08173333333" calcext:value-type="float">
            <text:p>44.30081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26144" calcext:value-type="float">
            <text:p>44.08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28941935484" calcext:value-type="float">
            <text:p>44.172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79964" calcext:value-type="float">
            <text:p>44.217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91553103448" calcext:value-type="float">
            <text:p>44.059155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26100645161" calcext:value-type="float">
            <text:p>44.6526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83527741936" calcext:value-type="float">
            <text:p>44.97835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36784" calcext:value-type="float">
            <text:p>45.48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2123870968" calcext:value-type="float">
            <text:p>46.0182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35456" calcext:value-type="float">
            <text:p>45.84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8002580645" calcext:value-type="float">
            <text:p>45.8548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9726451613" calcext:value-type="float">
            <text:p>45.0709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7236" calcext:value-type="float">
            <text:p>44.68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5256774193" calcext:value-type="float">
            <text:p>44.616525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90116" calcext:value-type="float">
            <text:p>44.61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83821935484" calcext:value-type="float">
            <text:p>44.6483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9905714286" calcext:value-type="float">
            <text:p>45.31799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3909677419" calcext:value-type="float">
            <text:p>45.345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05904516129" calcext:value-type="float">
            <text:p>45.3805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31752258065" calcext:value-type="float">
            <text:p>45.73317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3068" calcext:value-type="float">
            <text:p>45.8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32392258065" calcext:value-type="float">
            <text:p>45.48323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07695483871" calcext:value-type="float">
            <text:p>45.5107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82736" calcext:value-type="float">
            <text:p>45.3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52294193548" calcext:value-type="float">
            <text:p>45.0852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5408" calcext:value-type="float">
            <text:p>44.81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8231483871" calcext:value-type="float">
            <text:p>44.8682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5634285714" calcext:value-type="float">
            <text:p>45.60156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15526451613" calcext:value-type="float">
            <text:p>45.90155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38459354839" calcext:value-type="float">
            <text:p>45.8638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3216" calcext:value-type="float">
            <text:p>46.21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7615483871" calcext:value-type="float">
            <text:p>46.797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88736" calcext:value-type="float">
            <text:p>47.57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21264516129" calcext:value-type="float">
            <text:p>47.002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21788387097" calcext:value-type="float">
            <text:p>46.78217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70128" calcext:value-type="float">
            <text:p>45.79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2077419355" calcext:value-type="float">
            <text:p>45.649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85444" calcext:value-type="float">
            <text:p>45.80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26198709677" calcext:value-type="float">
            <text:p>45.8126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79814285714" calcext:value-type="float">
            <text:p>45.89798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2580645161" calcext:value-type="float">
            <text:p>46.027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29313548387" calcext:value-type="float">
            <text:p>46.3629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52768" calcext:value-type="float">
            <text:p>46.38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92291612903" calcext:value-type="float">
            <text:p>46.77922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892" calcext:value-type="float">
            <text:p>47.26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44330322581" calcext:value-type="float">
            <text:p>47.73443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67927741936" calcext:value-type="float">
            <text:p>47.73679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02" calcext:value-type="float">
            <text:p>47.27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02806451613" calcext:value-type="float">
            <text:p>45.6302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73308" calcext:value-type="float">
            <text:p>45.547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84900645161" calcext:value-type="float">
            <text:p>45.9784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02631724138" calcext:value-type="float">
            <text:p>46.170263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3153548387" calcext:value-type="float">
            <text:p>46.38731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30869677419" calcext:value-type="float">
            <text:p>46.72308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0672" calcext:value-type="float">
            <text:p>47.5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23998709677" calcext:value-type="float">
            <text:p>47.8623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68944" calcext:value-type="float">
            <text:p>47.84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24020645161" calcext:value-type="float">
            <text:p>48.3224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4244" calcext:value-type="float">
            <text:p>48.43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45568" calcext:value-type="float">
            <text:p>48.24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56712258065" calcext:value-type="float">
            <text:p>47.41567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50164" calcext:value-type="float">
            <text:p>48.31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28247741936" calcext:value-type="float">
            <text:p>47.99282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42614285714" calcext:value-type="float">
            <text:p>46.61426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83420645161" calcext:value-type="float">
            <text:p>46.31834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32592" calcext:value-type="float">
            <text:p>46.80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96246451613" calcext:value-type="float">
            <text:p>47.23962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73352" calcext:value-type="float">
            <text:p>47.15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8783483871" calcext:value-type="float">
            <text:p>46.99878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91886451613" calcext:value-type="float">
            <text:p>46.79918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0896" calcext:value-type="float">
            <text:p>46.64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2707096774" calcext:value-type="float">
            <text:p>46.4602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75272" calcext:value-type="float">
            <text:p>46.40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0216774193" calcext:value-type="float">
            <text:p>46.680021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0234" calcext:value-type="float">
            <text:p>46.830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63602580645" calcext:value-type="float">
            <text:p>46.9063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5827096774" calcext:value-type="float">
            <text:p>47.0515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94336" calcext:value-type="float">
            <text:p>46.97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38498064516" calcext:value-type="float">
            <text:p>47.12384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50432" calcext:value-type="float">
            <text:p>47.61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59192258065" calcext:value-type="float">
            <text:p>47.87591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88627096774" calcext:value-type="float">
            <text:p>48.14886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08344" calcext:value-type="float">
            <text:p>47.62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36383225807" calcext:value-type="float">
            <text:p>47.37363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16144" calcext:value-type="float">
            <text:p>47.51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7266666667" calcext:value-type="float">
            <text:p>47.5547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4996" calcext:value-type="float">
            <text:p>48.35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0759483871" calcext:value-type="float">
            <text:p>48.3307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0608" calcext:value-type="float">
            <text:p>48.21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58028387097" calcext:value-type="float">
            <text:p>48.3458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08936" calcext:value-type="float">
            <text:p>48.50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76467096774" calcext:value-type="float">
            <text:p>49.08764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75745806452" calcext:value-type="float">
            <text:p>48.9775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98968" calcext:value-type="float">
            <text:p>49.05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6047741936" calcext:value-type="float">
            <text:p>48.89960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68592" calcext:value-type="float">
            <text:p>48.93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20598709677" calcext:value-type="float">
            <text:p>48.95205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25757241379" calcext:value-type="float">
            <text:p>49.012575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3223225807" calcext:value-type="float">
            <text:p>49.03632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78260645161" calcext:value-type="float">
            <text:p>49.0478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24744" calcext:value-type="float">
            <text:p>49.31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77501935484" calcext:value-type="float">
            <text:p>49.4977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74112" calcext:value-type="float">
            <text:p>49.79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76343225807" calcext:value-type="float">
            <text:p>49.62763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14029677419" calcext:value-type="float">
            <text:p>49.2514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92664" calcext:value-type="float">
            <text:p>49.29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9249032258" calcext:value-type="float">
            <text:p>49.08892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5568" calcext:value-type="float">
            <text:p>49.3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22873548387" calcext:value-type="float">
            <text:p>49.5922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3172" calcext:value-type="float">
            <text:p>49.76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41868387097" calcext:value-type="float">
            <text:p>49.8941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8444444444" calcext:value-type="float">
            <text:p>50.24684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4128" calcext:value-type="float">
            <text:p>50.5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5998709677" calcext:value-type="float">
            <text:p>50.9865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34024" calcext:value-type="float">
            <text:p>51.40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51210322581" calcext:value-type="float">
            <text:p>51.7151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88518709677" calcext:value-type="float">
            <text:p>51.47885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52696" calcext:value-type="float">
            <text:p>51.25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9189677419" calcext:value-type="float">
            <text:p>50.7129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39728" calcext:value-type="float">
            <text:p>50.68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98536774193" calcext:value-type="float">
            <text:p>50.669853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16197142857" calcext:value-type="float">
            <text:p>50.84161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42139354839" calcext:value-type="float">
            <text:p>51.0942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24149677419" calcext:value-type="float">
            <text:p>51.2524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2714" calcext:value-type="float">
            <text:p>51.432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58006451613" calcext:value-type="float">
            <text:p>51.6958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15344" calcext:value-type="float">
            <text:p>51.9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78883870968" calcext:value-type="float">
            <text:p>51.8078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72495483871" calcext:value-type="float">
            <text:p>51.6372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26696774194" calcext:value-type="float">
            <text:p>51.1026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71344" calcext:value-type="float">
            <text:p>51.0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72792258065" calcext:value-type="float">
            <text:p>51.13727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62318571429" calcext:value-type="float">
            <text:p>51.276231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28196129032" calcext:value-type="float">
            <text:p>51.39281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3943225807" calcext:value-type="float">
            <text:p>51.51739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21596" calcext:value-type="float">
            <text:p>51.772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08578064516" calcext:value-type="float">
            <text:p>52.14085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45968" calcext:value-type="float">
            <text:p>52.3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44581935484" calcext:value-type="float">
            <text:p>52.11445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84869677419" calcext:value-type="float">
            <text:p>51.82848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9048" calcext:value-type="float">
            <text:p>51.8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26977777778" calcext:value-type="float">
            <text:p>51.78269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8248" calcext:value-type="float">
            <text:p>51.78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97073548387" calcext:value-type="float">
            <text:p>51.80970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37228965517" calcext:value-type="float">
            <text:p>51.963722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2743483871" calcext:value-type="float">
            <text:p>52.0127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13956129032" calcext:value-type="float">
            <text:p>52.1913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48176" calcext:value-type="float">
            <text:p>52.4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64962580645" calcext:value-type="float">
            <text:p>52.56649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7196" calcext:value-type="float">
            <text:p>52.696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72361290323" calcext:value-type="float">
            <text:p>52.8572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65299130435" calcext:value-type="float">
            <text:p>52.676529913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3552" calcext:value-type="float">
            <text:p>52.8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8984" calcext:value-type="float">
            <text:p>52.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228" calcext:value-type="float">
            <text:p>52.5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3168" calcext:value-type="float">
            <text:p>50.4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124" calcext:value-type="float">
            <text:p>48.0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2384" calcext:value-type="float">
            <text:p>48.7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2696" calcext:value-type="float">
            <text:p>49.0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2424" calcext:value-type="float">
            <text:p>49.1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0592" calcext:value-type="float">
            <text:p>48.1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604" calcext:value-type="float">
            <text:p>48.3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6776" calcext:value-type="float">
            <text:p>47.3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2050924330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706" meta:object-count="0"/>
    <meta:user-defined meta:name="AppVersion">3.0</meta:user-defined>
  </office:meta>
</office:document-meta>
</file>